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Plugin for GEDCOM</text:p>
      <text:p text:style-name="Standard"/>
      <text:p text:style-name="Standard">submitted by John Sumsion 5 Jan. 2012</text:p>
      <text:p text:style-name="Standard">for consideration for FHTW RootsTech 2012</text:p>
      <text:p text:style-name="Standard"/>
      <text:p text:style-name="P1">Abstract</text:p>
      <text:p text:style-name="P2"/>
      <text:p text:style-name="P2">At its core, every sustained genealogical research effort turns into a global, loosely-connected, semi-structured distributed edits problem.</text:p>
      <text:p text:style-name="P2"/>
      <text:p text:style-name="P2">I will show a novel approach that is under development in Open Source called 'git-ged'. <text:s/>The approach being taken to organize lineage-linked genealogical data has the following properties:</text:p>
      <text:list xml:id="list1017245940" text:style-name="L1">
        <text:list-item>
          <text:p text:style-name="P4">ability to leverage the Git DVCS to allow fully-distributed genealogical data access while maintaining the ability for individual contributors to act in coordinated ways</text:p>
        </text:list-item>
        <text:list-item>
          <text:p text:style-name="P4">ability to interact offline with a relatively small subset of a large data corpus without sacrificing lineage-linked data connectivity with the remaining set of records</text:p>
        </text:list-item>
        <text:list-item>
          <text:p text:style-name="P4">ability to collaboratively edit partially-overlapping subsets of records</text:p>
        </text:list-item>
        <text:list-item>
          <text:p text:style-name="P4">merge mechanism that offers ample opportunity for users to find potential overlap, eliminate duplication, and disambiguate once and for all between non-identical persons of similar features</text:p>
        </text:list-item>
        <text:list-item>
          <text:p text:style-name="P4">offline import that is capable of reconciling in an automated fashion with a central system without introducing irrecoverable record linkage artefacts</text:p>
        </text:list-item>
        <text:list-item>
          <text:p text:style-name="P4">an ontology of reference types that can be used to establish permanent identity relationships in a versioned, distributed way for persons &amp; families</text:p>
        </text:list-item>
      </text:list>
      <text:p text:style-name="P2"><text:line-break/>While 'git-ged' is only in initial stages of development, an approach has been worked out that promises to solve all of the above problems in a novel way. <text:s/>The initial implementation targets GEDCOM 5.5, but can be extended to other data formats.</text:p>
      <text:p text:style-name="P2"/>
      <text:p text:style-name="P1">Background</text:p>
      <text:p text:style-name="P2"/>
      <text:p text:style-name="P2">Open genealogical research needs a few conditions to thrive, I think:</text:p>
      <text:list xml:id="list1784749397" text:style-name="L2">
        <text:list-item>
          <text:p text:style-name="P5">significant stable corpus of research</text:p>
        </text:list-item>
        <text:list-item>
          <text:p text:style-name="P5">everyone publishing under compatible open data licenses (CC-BY[-SA], CC0, or others)</text:p>
        </text:list-item>
        <text:list-item>
          <text:p text:style-name="P5">agreed-upon standard data formats</text:p>
        </text:list-item>
        <text:list-item>
          <text:p text:style-name="P5">ability to self-publish and curate your own research, loosely coupled with others' efforts</text:p>
        </text:list-item>
        <text:list-item>
          <text:p text:style-name="P5">ability to make corrections, and publish those corrections, independent of anyone else</text:p>
        </text:list-item>
        <text:list-item>
          <text:p text:style-name="P5">ability to follow others' self-published research/corrections and pull it into your own research if you agree</text:p>
        </text:list-item>
        <text:list-item>
          <text:p text:style-name="P5">mechanisms that encourage convergence of separate research efforts on overlapping research topics</text:p>
        </text:list-item>
      </text:list>
      <text:p text:style-name="P2"/>
      <text:p text:style-name="P2">The global family tree databases of Ancestry, Geni, FamilySearch, One Great Family, and others have a significant amount of content, but the collaborative, overlapping self-publishing features of these sites leave something to be desired. <text:s/>The efforts of TNG and PHPgedview are especially significant in the control and latitude that they give to individual contributors in their efforts to self-publish.</text:p>
      <text:p text:style-name="P2"/>
      <text:p text:style-name="P2">The ability to allow collaborative, overlapping self-publishing seems to be a primary concern that is poorly implemented at this point in existing tools. <text:s/>My aim is to show how 'git-ged' will be capable of meeting this ne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5T05:52:24</meta:creation-date>
    <dc:date>2012-01-10T05:48:04</dc:date>
    <meta:editing-duration>PT38M54S</meta:editing-duration>
    <meta:editing-cycles>4</meta:editing-cycles>
    <meta:generator>LibreOffice/3.4$Unix LibreOffice_project/340m1$Build-402</meta:generator>
    <meta:document-statistic meta:table-count="0" meta:image-count="0" meta:object-count="0" meta:page-count="1" meta:paragraph-count="24" meta:word-count="426" meta:character-count="2833" meta:non-whitespace-character-count="2439"/>
  </office:meta>
</office:document-meta>
</file>